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1">
      <style:text-properties fo:language="en" fo:country="U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n" fo:country="US"/>
    </style:style>
    <style:style style:name="P29" style:family="paragraph" style:parent-style-name="Heading_20_2">
      <style:text-properties fo:language="en" fo:country="US"/>
    </style:style>
    <style:style style:name="P30" style:family="paragraph" style:parent-style-name="Heading_20_2">
      <style:text-properties fo:language="en" fo:country="US" fo:font-style="normal"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Text_20_body" style:list-style-name="L1">
      <style:text-properties fo:language="en" fo:country="US" fo:font-style="normal" style:font-style-asian="normal" style:font-style-complex="normal"/>
    </style:style>
    <style:style style:name="P33" style:family="paragraph" style:parent-style-name="Text_20_body" style:list-style-name="L2">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3">
      <style:text-properties fo:font-size="10pt" fo:language="en" fo:country="US" style:font-size-asian="10pt" style:font-size-complex="10pt"/>
    </style:style>
    <style:style style:name="P36" style:family="paragraph" style:parent-style-name="Text_20_body" style:list-style-name="L4">
      <style:text-properties fo:font-size="10pt" fo:language="en" fo:country="US" style:font-size-asian="10pt" style:font-size-complex="10pt"/>
    </style:style>
    <style:style style:name="P37" style:family="paragraph" style:parent-style-name="Text_20_body" style:list-style-name="L6">
      <style:text-properties fo:font-size="10pt" fo:language="en" fo:country="US" style:font-size-asian="10pt" style:font-size-complex="10pt"/>
    </style:style>
    <style:style style:name="P38" style:family="paragraph" style:parent-style-name="Text_20_body" style:list-style-name="L8">
      <style:text-properties fo:font-size="10pt" fo:language="en" fo:country="US" style:font-size-asian="10pt" style:font-size-complex="10pt"/>
    </style:style>
    <style:style style:name="P39" style:family="paragraph" style:parent-style-name="Text_20_body" style:list-style-name="L9">
      <style:text-properties fo:font-size="10pt" fo:language="en" fo:country="US" style:font-size-asian="10pt" style:font-size-complex="10pt"/>
    </style:style>
    <style:style style:name="P40" style:family="paragraph" style:parent-style-name="Text_20_body" style:list-style-name="L10">
      <style:text-properties fo:font-size="10pt" fo:language="en" fo:country="US" style:font-size-asian="10pt" style:font-size-complex="10pt"/>
    </style:style>
    <style:style style:name="P41" style:family="paragraph" style:parent-style-name="Text_20_body" style:list-style-name="L11">
      <style:text-properties fo:font-size="10pt" fo:language="en" fo:country="US" style:font-size-asian="10pt" style:font-size-complex="10pt"/>
    </style:style>
    <style:style style:name="P42" style:family="paragraph" style:parent-style-name="Text_20_body" style:list-style-name="L12">
      <style:text-properties fo:font-size="10pt" fo:language="en" fo:country="US" style:font-size-asian="10pt" style:font-size-complex="10pt"/>
    </style:style>
    <style:style style:name="P43" style:family="paragraph" style:parent-style-name="Text_20_body" style:list-style-name="L13">
      <style:text-properties fo:font-size="10pt" fo:language="en" fo:country="US" style:font-size-asian="10pt" style:font-size-complex="10pt"/>
    </style:style>
    <style:style style:name="P44" style:family="paragraph" style:parent-style-name="Text_20_body" style:list-style-name="L18">
      <style:text-properties fo:font-size="10pt" fo:language="en" fo:country="US" style:font-size-asian="10pt" style:font-size-complex="10pt"/>
    </style:style>
    <style:style style:name="P45" style:family="paragraph" style:parent-style-name="Text_20_body" style:list-style-name="L19">
      <style:text-properties fo:font-size="10pt" fo:language="en" fo:country="US" style:font-size-asian="10pt" style:font-size-complex="10pt"/>
    </style:style>
    <style:style style:name="P46" style:family="paragraph" style:parent-style-name="Text_20_body" style:list-style-name="L15">
      <style:text-properties fo:font-size="10pt" fo:language="en" fo:country="US" style:font-size-asian="10pt" style:font-size-complex="10pt"/>
    </style:style>
    <style:style style:name="P47" style:family="paragraph" style:parent-style-name="Text_20_body" style:list-style-name="L20">
      <style:text-properties fo:font-size="10pt" fo:language="en" fo:country="US" style:font-size-asian="10pt" style:font-size-complex="10pt"/>
    </style:style>
    <style:style style:name="P48" style:family="paragraph" style:parent-style-name="Text_20_body" style:list-style-name="L21">
      <style:text-properties fo:font-size="10pt" fo:language="en" fo:country="US" style:font-size-asian="10pt" style:font-size-complex="10pt"/>
    </style:style>
    <style:style style:name="P49"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0"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1" style:family="paragraph" style:parent-style-name="Text_20_body" style:list-style-name="L7">
      <style:text-properties fo:font-size="10pt" style:font-size-asian="10pt" style:font-size-complex="10pt"/>
    </style:style>
    <style:style style:name="P52" style:family="paragraph" style:parent-style-name="Text_20_body" style:list-style-name="L14">
      <style:text-properties fo:font-size="10pt" style:font-size-asian="10pt" style:font-size-complex="10pt"/>
    </style:style>
    <style:style style:name="P53" style:family="paragraph" style:parent-style-name="Text_20_body" style:list-style-name="L15">
      <style:text-properties fo:font-size="10pt" style:font-size-asian="10pt" style:font-size-complex="10pt"/>
    </style:style>
    <style:style style:name="P54" style:family="paragraph" style:parent-style-name="Text_20_body" style:list-style-name="L16">
      <style:text-properties fo:font-size="10pt" style:font-size-asian="10pt" style:font-size-complex="10pt"/>
    </style:style>
    <style:style style:name="P55" style:family="paragraph" style:parent-style-name="Text_20_body" style:list-style-name="L17"/>
    <style:style style:name="P56" style:family="paragraph">
      <style:paragraph-properties fo:text-align="center"/>
    </style:style>
    <style:style style:name="P5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3</text:p>
          <text:p text:style-name="P24">1 – Changes to the single player game<text:tab/>4</text:p>
          <text:p text:style-name="P25">1.1 – Player spawning and dying<text:tab/>4</text:p>
          <text:p text:style-name="P25">1.2 – Bots as enemies<text:tab/>4</text:p>
          <text:p text:style-name="P25">1.3 – Some other changes<text:tab/>5</text:p>
          <text:p text:style-name="P25">1.4 – Difficulty levels<text:tab/>5</text:p>
          <text:p text:style-name="P25">1.5 – Scoring<text:tab/>6</text:p>
          <text:p text:style-name="P24">2 – New entities<text:tab/>8</text:p>
          <text:p text:style-name="P25">2.1 – func_breakable<text:tab/>8</text:p>
          <text:p text:style-name="P25">2.2 – holdable_key_*<text:tab/>8</text:p>
          <text:p text:style-name="P25">2.3 – info_backpack<text:tab/>9</text:p>
          <text:p text:style-name="P25">2.4 – info_waypoint<text:tab/>9</text:p>
          <text:p text:style-name="P25">2.5 – item_armor_vest<text:tab/>10</text:p>
          <text:p text:style-name="P25">2.6 – shooter_bfg<text:tab/>10</text:p>
          <text:p text:style-name="P25">2.7 – target_botspawn<text:tab/>10</text:p>
          <text:p text:style-name="P25">2.8 – target_debrisemitter<text:tab/>12</text:p>
          <text:p text:style-name="P25">2.9 – target_earthquake<text:tab/>12</text:p>
          <text:p text:style-name="P25">2.10 – target_effect<text:tab/>12</text:p>
          <text:p text:style-name="P25">2.11 – target_finish<text:tab/>13</text:p>
          <text:p text:style-name="P25">2.12 – target_gravity<text:tab/>14</text:p>
          <text:p text:style-name="P25">2.13 – target_logic<text:tab/>14</text:p>
          <text:p text:style-name="P25">2.14 – target_mapchange<text:tab/>14</text:p>
          <text:p text:style-name="P25">2.15 – target_modify<text:tab/>14</text:p>
          <text:p text:style-name="P25">2.16 – target_objective<text:tab/>15</text:p>
          <text:p text:style-name="P25">2.17 – target_playerspeed<text:tab/>15</text:p>
          <text:p text:style-name="P25">2.18 – target_script<text:tab/>15</text:p>
          <text:p text:style-name="P25">2.19 – target_skill<text:tab/>15</text:p>
          <text:p text:style-name="P25">2.20 – target_unlink<text:tab/>16</text:p>
          <text:p text:style-name="P25">2.21 – trigger_death<text:tab/>16</text:p>
          <text:p text:style-name="P25">2.22 – trigger_frag<text:tab/>16</text:p>
          <text:p text:style-name="P25">2.23 – trigger_lock<text:tab/>17</text:p>
          <text:p text:style-name="P24">3 – Modified entities<text:tab/>17</text:p>
          <text:p text:style-name="P25">3.1 – worldspawn<text:tab/>17</text:p>
          <text:p text:style-name="P25">3.2 – func_bobbing<text:tab/>17</text:p>
          <text:p text:style-name="P25">3.3 – func_button<text:tab/>18</text:p>
          <text:p text:style-name="P25">3.4 – func_door<text:tab/>18</text:p>
          <text:p text:style-name="P25">3.5 – func_rotating<text:tab/>18</text:p>
          <text:p text:style-name="P25">3.6 – holdable_teleporter<text:tab/>18</text:p>
          <text:p text:style-name="P25">3.7 – path_corner<text:tab/>18</text:p>
          <text:p text:style-name="P25">3.8 – target_relay<text:tab/>18</text:p>
          <text:p text:style-name="P25">3.9 – target_remove_powerups<text:tab/>18</text:p>
          <text:p text:style-name="P25">3.10 – target_speaker<text:tab/>19</text:p>
          <text:p text:style-name="P25">3.11 – trigger_hurt<text:tab/>19</text:p>
          <text:p text:style-name="P25">3.12 – Spawnpoints <text:tab/>19</text:p>
          <text:p text:style-name="P25">3.13 – targeting entities<text:tab/>20</text:p>
          <text:p text:style-name="P25">3.14 – Constant light on func_* entities<text:tab/>20</text:p>
          <text:p text:style-name="P24">4 – Miscellaneous info for level designers<text:tab/>21</text:p>
          <text:p text:style-name="P25">4.1 – Configuring GtkRadiant<text:tab/>21</text:p>
          <text:p text:style-name="P25">4.2 – Creating ladders<text:tab/>22</text:p>
          <text:p text:style-name="P25">4.3 – Fade-in<text:tab/>22</text:p>
          <text:p text:style-name="P25">4.4 – The effect of sv_maxclients<text:tab/>22</text:p>
          <text:p text:style-name="P25">4.5 – Creating an .arena file for your map<text:tab/>22</text:p>
          <text:p text:style-name="P25">4.6 – Using scripts with target_script<text:tab/>23</text:p>
        </text:index-body>
      </text:table-of-content>
      <text:p text:style-name="Standard"/>
      <text:h text:style-name="P27"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28" text:outline-level="1">1 – Changes to the single player game</text:h>
      <text:p text:style-name="P14"><draw:frame text:anchor-type="paragraph" draw:z-index="12" draw:style-name="gr2" draw:text-style-name="P57" svg:width="4.234cm" svg:height="3.271cm" svg:x="12.614cm" svg:y="-0.028cm"><draw:text-box><text:p text:style-name="P56"><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29" text:outline-level="2">1.1 – Player spawning and dying</text:h>
      <text:p text:style-name="P14">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57" svg:width="4.234cm" svg:height="3.271cm" svg:x="12.375cm" svg:y="-0.108cm"><draw:text-box><text:p text:style-name="P56"><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Because players sometimes die in unreachable areas (such as the void or lava) it can occur that the backpack sits in a location where it cannot be retrieved anymore. Read the description of the info_backpack entity for a solution to this problem.</text:p>
      <text:h text:style-name="P3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5"><text:soft-page-break/></text:p>
      <text:p text:style-name="P15">The AI of the bots in EntityPlus is currently not very different from the AI of the bots in vanilla Quake 3. In single player mode, a few changed have been made though:</text:p>
      <text:list xml:id="list34289202" text:style-name="L1">
        <text:list-item>
          <text:p text:style-name="P32">Bots don't attack each other. They don't see each other as a target that should be attacked.</text:p>
        </text:list-item>
        <text:list-item>
          <text:p text:style-name="P32">Bots can not accidentally hurt each other. They are invincible to each others weapon fire.</text:p>
        </text:list-item>
        <text:list-item>
          <text:p text:style-name="P32">A bot that dies is removed from the game. This means that a fight with a bot is a one-off thing. When the bot is dead, he stays dead.</text:p>
        </text:list-item>
        <text:list-item>
          <text:p text:style-name="P32">Bots don't drop any items when they die.</text:p>
        </text:list-item>
        <text:list-item>
          <text:p text:style-name="P32">Bots don't chat to keep up the illusion of them being single player style “monsters”.</text:p>
        </text:list-item>
        <text:list-item>
          <text:p text:style-name="P32">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4272467" text:style-name="L2">
        <text:list-item>
          <text:p text:style-name="P3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3">Removed other visual feedback such as the score plums when a frag is made and awards (such as humiliation, impressive and excellent)</text:p>
        </text:list-item>
        <text:list-item>
          <text:p text:style-name="P33"><draw:frame text:anchor-type="paragraph" draw:z-index="10" draw:style-name="gr2" draw:text-style-name="P57" svg:width="4.234cm" svg:height="3.271cm" svg:x="12.64cm" svg:y="0.025cm"><draw:text-box><text:p text:style-name="P56"><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3">Items do not automatically respawn anymore. If you want an item to respawn, you should specify a wait key.</text:p>
        </text:list-item>
        <text:list-item>
          <text:p text:style-name="P3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3">The main and single player menus are completely redesigned.</text:p>
        </text:list-item>
        <text:list-item>
          <text:p text:style-name="P33">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text:soft-page-break/>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7">This basically means that if a player scored 1500 points through killing enemies and he has an accuracy of 60%, then the carnage score will be increased with 450 additional points (1500 / 2 * 60%),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text:soft-page-break/>Bring it on : 1x</text:p>
      <text:p text:style-name="P17">Hurt me plenty: 1.5x</text:p>
      <text:p text:style-name="P17">Hardcore: 2x</text:p>
      <text:p text:style-name="P17">Nightmare (hardest): 2.5x</text:p>
      <text:h text:style-name="P27"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4277591" text:style-name="L3">
        <text:list-item>
          <text:p text:style-name="P35">health : The entire entity is removed once this amount of damages has been inflicted to it.</text:p>
        </text:list-item>
        <text:list-item>
          <text:p text:style-name="P35">count : The entity will spew out this number of chunks of debris when it's broken (default = 0).</text:p>
        </text:list-item>
        <text:list-item>
          <text:p text:style-name="P35">target : Targetted entity will be triggered once the func_breakable is destroyed.</text:p>
        </text:list-item>
      </text:list>
      <text:p text:style-name="P14"/>
      <text:p text:style-name="P18">Spawnflags:</text:p>
      <text:list xml:id="list34295948" text:style-name="L4">
        <text:list-item>
          <text:p text:style-name="P36">LIGHT_DEBRIS : Emit light colored pieces of concrete debris.</text:p>
        </text:list-item>
        <text:list-item>
          <text:p text:style-name="P36">DARK_DEBRIS : Emit dark colored pieces of concrete debris.</text:p>
        </text:list-item>
        <text:list-item>
          <text:p text:style-name="P36">LIGHT_LARGE_DEBRIS : Emit large light colored pieces of concrete debris.</text:p>
        </text:list-item>
        <text:list-item>
          <text:p text:style-name="P36">DARK_LARGE_DEBRIS : Emit large dark colored pieces of concrete debris.</text:p>
        </text:list-item>
        <text:list-item>
          <text:p text:style-name="P36">WOOD_DEBRIS : Emit pieces of wooden debris.</text:p>
        </text:list-item>
        <text:list-item>
          <text:p text:style-name="P36">FLESH_DEBRIS : Emit gibs.</text:p>
        </text:list-item>
        <text:list-item>
          <text:p text:style-name="P36">GLASS_DEBRIS : Emit shards of glass.</text:p>
        </text:list-item>
        <text:list-item>
          <text:p text:style-name="P36">STONE_DEBRIS: Emit chunks of stone.</text:p>
        </text:list-item>
      </text:list>
      <text:h text:style-name="P29"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4296802" text:style-name="L5">
        <text:list-item>
          <text:p text:style-name="P34"><draw:rect text:anchor-type="paragraph" draw:z-index="0" draw:style-name="gr1" draw:text-style-name="P56" svg:width="6.959cm" svg:height="9.579cm" svg:x="9.862cm" svg:y="0.09cm"><text:p/></draw:rect>holdable_key_blue</text:p>
        </text:list-item>
        <text:list-item>
          <text:p text:style-name="P34">holdable_key_green</text:p>
        </text:list-item>
        <text:list-item>
          <text:p text:style-name="P34">holdable_key_red</text:p>
        </text:list-item>
        <text:list-item>
          <text:p text:style-name="P34"><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4"><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4">holdable_key_silver</text:p>
        </text:list-item>
        <text:list-item>
          <text:p text:style-name="P34">holdable_key_gold</text:p>
        </text:list-item>
        <text:list-item>
          <text:p text:style-name="P34">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4294126" text:style-name="L6">
        <text:list-item>
          <text:p text:style-name="P37">wait : time in seconds before item respawns after being picked up (default 60, -1 = never respawn).</text:p>
        </text:list-item>
        <text:list-item>
          <text:p text:style-name="P37">random : random time variance in seconds added or subtracted from "wait" delay (default 0).</text:p>
        </text:list-item>
        <text:list-item>
          <text:p text:style-name="P37">team : set this to team items. Teamed items will respawn randomly after team master is picked up (see Notes).</text:p>
        </text:list-item>
        <text:list-item>
          <text:p text:style-name="P37">target : picking up the item will trigger the entity this points to.</text:p>
        </text:list-item>
        <text:list-item>
          <text:p text:style-name="P37">targetname : a target_give entity can point to this for respawn freebies.</text:p>
        </text:list-item>
      </text:list>
      <text:p text:style-name="P18"/>
      <text:p text:style-name="P18">Spawnflags:</text:p>
      <text:list xml:id="list34295739" text:continue-list="list34295948" text:style-name="L4">
        <text:list-item>
          <text:p text:style-name="P36">SUSPENDED : item will spawn where it was placed in map and won't drop to the floor.</text:p>
        </text:list-item>
      </text:list>
      <text:p text:style-name="P14"/>
      <text:h text:style-name="Heading_20_2" text:outline-level="2">2.3 – info_backpack</text:h>
      <text:p text:style-name="P14"><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4274652" text:style-name="L7">
        <text:list-item>
          <text:p text:style-name="P51">target : point at another info_waypoint to chain waypoints together</text:p>
        </text:list-item>
        <text:list-item>
          <text:p text:style-name="P51">targetname : target another info_waypoint or a target_botspawn entity at this to make a bot move to this waypoint after reaching the previous waypoint or spawning.</text:p>
        </text:list-item>
      </text:list>
      <text:p text:style-name="P19"><text:soft-page-break/></text:p>
      <text:h text:style-name="P29" text:outline-level="2">2.5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4286164" text:style-name="L8">
        <text:list-item>
          <text:p text:style-name="P38">wait : time in seconds before item respawns after being picked up (default 25, -1 = never respawn).</text:p>
        </text:list-item>
        <text:list-item>
          <text:p text:style-name="P38">random : random time variance in seconds added or subtracted from "wait" delay (default 0 - see Notes).</text:p>
        </text:list-item>
        <text:list-item>
          <text:p text:style-name="P38">team : set this to team items. Teamed items will respawn randomly after team master is picked up (see Notes).</text:p>
        </text:list-item>
        <text:list-item>
          <text:p text:style-name="P38">target : picking up the item will trigger the entity this points to.</text:p>
        </text:list-item>
        <text:list-item>
          <text:p text:style-name="P38">targetname : a target_give entity can point to this for respawn freebies.</text:p>
        </text:list-item>
      </text:list>
      <text:p text:style-name="P18"/>
      <text:p text:style-name="P18">Spawnflags:</text:p>
      <text:list xml:id="list34317688" text:continue-list="list34295739" text:style-name="L4">
        <text:list-item>
          <text:p text:style-name="P36">SUSPENDED : item will spawn where it was placed in map and won't drop to the floor.</text:p>
        </text:list-item>
      </text:list>
      <text:h text:style-name="P29" text:outline-level="2">2.6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4272723" text:style-name="L9">
        <text:list-item>
          <text:p text:style-name="P39">angles: this sets the pitch and yaw aiming angles of shooter (default 0 0). The roll angle does not apply.</text:p>
        </text:list-item>
        <text:list-item>
          <text:p text:style-name="P39">targetname : activating trigger points to this.</text:p>
        </text:list-item>
        <text:list-item>
          <text:p text:style-name="P39">target : this points to a target_position entity for aiming the bfg shots.</text:p>
        </text:list-item>
        <text:list-item>
          <text:p text:style-name="P39">random : random aiming variance in degrees from the straight line to the targeted entity (default 0 - see Notes).</text:p>
        </text:list-item>
      </text:list>
      <text:p text:style-name="P14"/>
      <text:h text:style-name="P29" text:outline-level="2">2.7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4"><draw:frame text:anchor-type="paragraph" draw:z-index="8" draw:style-name="gr2" draw:text-style-name="P57" svg:width="4.234cm" svg:height="3.271cm" svg:x="12.534cm" svg:y="-0.108cm"><draw:text-box><text:p text:style-name="P56"><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4264597" text:style-name="L10">
        <text:list-item>
          <text:p text:style-name="P40">angle : direction in which bot will look when spawning in the game.</text:p>
        </text:list-item>
        <text:list-item>
          <text:p text:style-name="P40">clientname : the name of the bot to spawn. When omitted it defaults to Sarge.</text:p>
        </text:list-item>
        <text:list-item>
          <text:p text:style-name="P40">health : the amount of health the bot will have when it spawns into the game.</text:p>
        </text:list-item>
        <text:list-item>
          <text:p text:style-name="P40">skill : sets the relative skill level of the bot (default = 0).</text:p>
        </text:list-item>
        <text:list-item>
          <text:p text:style-name="P40">target : this points to entities to activate when this entity is triggered.</text:p>
        </text:list-item>
        <text:list-item>
          <text:p text:style-name="P40">targetname : activating trigger points to this.</text:p>
        </text:list-item>
        <text:list-item>
          <text:p text:style-name="P40">deathtarget: this points to entities to activate when a bot spawned by the target_botspawn dies.</text:p>
        </text:list-item>
      </text:list>
      <text:p text:style-name="P18"/>
      <text:p text:style-name="P18">Spawnflags:<text:line-break/></text:p>
      <text:list xml:id="list34275141" text:style-name="L11">
        <text:list-item>
          <text:p text:style-name="P41">OPPOSING_TEAM : In team games, bots will be spawned for the enemy team instead of the player's own team.</text:p>
        </text:list-item>
        <text:list-item>
          <text:p text:style-name="P41">WP_MACHINEGUN : The bot spawns into the game with a Machinegun.</text:p>
        </text:list-item>
        <text:list-item>
          <text:p text:style-name="P41">WP_SHOTGUN : The bot spawns into the game with a Shotgun.</text:p>
        </text:list-item>
        <text:list-item>
          <text:p text:style-name="P41">WP_GRENADE_LAUNCHER : The bot spawns into the game with a Grenade Launcher.</text:p>
        </text:list-item>
        <text:list-item>
          <text:p text:style-name="P41">WP_ROCKET_LAUNCHER : The bot spawns into the game with a Rocket Launcher.</text:p>
        </text:list-item>
        <text:list-item>
          <text:p text:style-name="P41">WP_LIGHTNING : The bot spawns into the game with a Lightninggun.</text:p>
        </text:list-item>
        <text:list-item>
          <text:p text:style-name="P41">WP_RAILGUN : The bot spawns into the game with a Railgun.</text:p>
        </text:list-item>
        <text:list-item>
          <text:p text:style-name="P41">WP_PLASMAGUN : The bot spawns into the game with a Plasmagun.</text:p>
        </text:list-item>
        <text:list-item>
          <text:p text:style-name="P41"><text:soft-page-break/>WP_BFG : The bot spawns into the game with a BFG.</text:p>
        </text:list-item>
      </text:list>
      <text:p text:style-name="P18"/>
      <text:h text:style-name="P29"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4">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4287435" text:style-name="L12">
        <text:list-item>
          <text:p text:style-name="P42">targetname : activating trigger points to this.</text:p>
        </text:list-item>
        <text:list-item>
          <text:p text:style-name="P42">count : The number of debris pieces to emit (default = 10).</text:p>
        </text:list-item>
      </text:list>
      <text:p text:style-name="P18">Spawnflags:</text:p>
      <text:list xml:id="list34291753" text:style-name="L13">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 Emit chunks of stone.</text:p>
        </text:list-item>
      </text:list>
      <text:p text:style-name="P18"/>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4275247" text:style-name="L14">
        <text:list-item>
          <text:p text:style-name="P52">targetname : activating trigger points to this.</text:p>
        </text:list-item>
        <text:list-item>
          <text:p text:style-name="P52">length : duration of the earthquake in seconds (2 - 32)</text:p>
        </text:list-item>
        <text:list-item>
          <text:p text:style-name="P52">intensity : intensity of the earthquake (1 - 16)</text:p>
        </text:list-item>
      </text:list>
      <text:p text:style-name="P19"/>
      <text:h text:style-name="Heading_20_2" text:outline-level="2">2.10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
      <text:p text:style-name="P19">Keys:</text:p>
      <text:list xml:id="list34286581" text:style-name="L15">
        <text:list-item>
          <text:p text:style-name="P53">targetname : activating trigger points to this.</text:p>
        </text:list-item>
        <text:list-item>
          <text:p text:style-name="P53">color : color of the particles for particle effect (default 1.0 1.0 1.0).</text:p>
        </text:list-item>
        <text:list-item>
          <text:p text:style-name="P53">count : number of particles for particle effect (0 - 255, default 100).</text:p>
        </text:list-item>
        <text:list-item>
          <text:p text:style-name="P53">speed : speed of the particles (default 100).</text:p>
        </text:list-item>
        <text:list-item>
          <text:p text:style-name="P53">overlay : specifies an image to overlay over the screen. Leave empty to remove existing overlay.</text:p>
        </text:list-item>
      </text:list>
      <text:p text:style-name="P19">Spawnflags</text:p>
      <text:list xml:id="list34267924" text:style-name="L16">
        <text:list-item>
          <text:p text:style-name="P54">EXPLOSION : Shows an explosion when activated.</text:p>
        </text:list-item>
        <text:list-item>
          <text:p text:style-name="P54">PARTICLES_GRAVITY : Generates particles that are affected by gravity.</text:p>
        </text:list-item>
        <text:list-item>
          <text:p text:style-name="P54">PARTICLES_LINEAR : Generates particles that are not affected by gravity.</text:p>
        </text:list-item>
        <text:list-item>
          <text:p text:style-name="P54">PARTICLES_LINEAR_UP : Generates particles that are not affected by gravity that only move upwards.</text:p>
        </text:list-item>
        <text:list-item>
          <text:p text:style-name="P54">PARTICLES_LINEAR_DOWN : Generates particles that are not affected by gravity that only move downwards.</text:p>
        </text:list-item>
        <text:list-item>
          <text:p text:style-name="P54">OVERLAY : Applies the specified overlay to the screen.</text:p>
        </text:list-item>
      </text:list>
      <text:p text:style-name="P19"/>
      <text:h text:style-name="Heading_20_2" text:outline-level="2">2.11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4296975" text:style-name="L17">
        <text:list-item>
          <text:p text:style-name="P55">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4282378" text:style-name="L18">
        <text:list-item>
          <text:p text:style-name="P44">count : amount of gravity to apply (defaults to the value set to g_gravity).</text:p>
        </text:list-item>
        <text:list-item>
          <text:p text:style-name="P44">targetname : activating trigger points to this.</text:p>
        </text:list-item>
      </text:list>
      <text:p text:style-name="P18"/>
      <text:p text:style-name="P18">Spawnflags:</text:p>
      <text:list xml:id="list34280585" text:style-name="L19">
        <text:list-item>
          <text:p text:style-name="P45">GLOBAL : all players are affected instead of only the activator.</text:p>
        </text:list-item>
      </text:list>
      <text:h text:style-name="P29"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4297065" text:continue-list="list34286581" text:style-name="L15">
        <text:list-item>
          <text:p text:style-name="P53">targetname : activating trigger points to this.</text:p>
        </text:list-item>
        <text:list-item>
          <text:p text:style-name="P46">target : this points to entities to activate when this entity is triggered.</text:p>
        </text:list-item>
      </text:list>
      <text:p text:style-name="P9"/>
      <text:p text:style-name="P9">Spawnflags:</text:p>
      <text:list xml:id="list34299461" text:continue-numbering="true" text:style-name="L15">
        <text:list-item>
          <text:p text:style-name="P46">RANDOM : only one of the targeted entities will be triggered at random.</text:p>
        </text:list-item>
        <text:list-item>
          <text:p text:style-name="P46">STAY_ON : a trigger will remain triggered until the target_logic is reset.</text:p>
        </text:list-item>
      </text:list>
      <text:p text:style-name="P7"/>
      <text:h text:style-name="P29"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4324233" text:continue-numbering="true" text:style-name="L15">
        <text:list-item>
          <text:p text:style-name="P46">mapname : The map to load. When omitted, the current map will be restarted.</text:p>
        </text:list-item>
        <text:list-item>
          <text:p text:style-name="P46">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text:soft-page-break/>value, wait.</text:p>
      <text:p text:style-name="P13"/>
      <text:p text:style-name="P9">Keys:</text:p>
      <text:list xml:id="list34315044" text:continue-numbering="true" text:style-name="L15">
        <text:list-item>
          <text:p text:style-name="P46">target : this points to entities to modify when this entity is triggered.</text:p>
        </text:list-item>
        <text:list-item>
          <text:p text:style-name="P46">targetname : activating trigger points to this.</text:p>
        </text:list-item>
        <text:list-item>
          <text:p text:style-name="P46">key : the key to modify on the target entity.</text:p>
        </text:list-item>
        <text:list-item>
          <text:p text:style-name="P46">value : the value to set for the key on the target entity.</text:p>
        </text:list-item>
      </text:list>
      <text:p text:style-name="P9"/>
      <text:h text:style-name="P29"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4303188" text:continue-numbering="true" text:style-name="L15">
        <text:list-item>
          <text:p text:style-name="P46">targetname : activating trigger points to this.</text:p>
        </text:list-item>
        <text:list-item>
          <text:p text:style-name="P46">message : the objective text.</text:p>
        </text:list-item>
      </text:list>
      <text:p text:style-name="P9"/>
      <text:p text:style-name="P9">Spawnflags:</text:p>
      <text:list xml:id="list34300477" text:continue-numbering="true" text:style-name="L15">
        <text:list-item>
          <text:p text:style-name="P46">SECONDARY : The secondary objective is set instead of the primary objective.</text:p>
        </text:list-item>
        <text:list-item>
          <text:p text:style-name="P46">SILENT : When set, the player will not be notified that the objectives are updated.</text:p>
        </text:list-item>
      </text:list>
      <text:h text:style-name="P29"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4319682" text:continue-numbering="true" text:style-name="L15">
        <text:list-item>
          <text:p text:style-name="P46">speed : the movement speed to apply to the player(s).</text:p>
        </text:list-item>
        <text:list-item>
          <text:p text:style-name="P46">targetname : the activating trigger points to this.</text:p>
        </text:list-item>
      </text:list>
      <text:p text:style-name="P9"/>
      <text:h text:style-name="Heading_20_2" text:outline-level="2">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4327143" text:continue-numbering="true" text:style-name="L15">
        <text:list-item>
          <text:p text:style-name="P46">targetname : ativating entity points to this.</text:p>
        </text:list-item>
        <text:list-item>
          <text:p text:style-name="P46">script: filename of the script to execute (example: myscript.cfg).</text:p>
        </text:list-item>
      </text:list>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4322577" text:continue-numbering="true" text:style-name="L15">
        <text:list-item>
          <text:p text:style-name="P46">targetname : ativating entity points to this.</text:p>
        </text:list-item>
        <text:list-item>
          <text:p text:style-name="P46">skill : the skill level to apply. 1 is easiest, 5 is hardest (default = 2).</text:p>
        </text:list-item>
      </text:list>
      <text:h text:style-name="P29" text:outline-level="2"><text:soft-page-break/>2.20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Keys:</text:p>
      <text:list xml:id="list34283304" text:style-name="L20">
        <text:list-item>
          <text:p text:style-name="P47">targetname : activating trigger points to this.</text:p>
        </text:list-item>
        <text:list-item>
          <text:p text:style-name="P47">target : this points to entities to enable/disable when this entity is triggered</text:p>
        </text:list-item>
      </text:list>
      <text:p text:style-name="P18"/>
      <text:p text:style-name="P18">Spawnflags:</text:p>
      <text:list xml:id="list34291752" text:style-name="L21">
        <text:list-item>
          <text:p text:style-name="P48">ALWAYS_DISABLE : The targeted entity will always be disabled.</text:p>
        </text:list-item>
        <text:list-item>
          <text:p text:style-name="P48">ALWAYS_ENABLE : The targeted entity will always be enabled.</text:p>
        </text:list-item>
        <text:list-item>
          <text:p text:style-name="P49">IMMEDIATELY : The target_disable will enable/disable it's targeted entities when it is spawned.</text:p>
        </text:list-item>
      </text:list>
      <text:h text:style-name="P29" text:outline-level="2">2.21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4315448" text:continue-list="list34322577" text:style-name="L15">
        <text:list-item>
          <text:p text:style-name="P50">target : this points to the entity to activate.</text:p>
        </text:list-item>
        <text:list-item>
          <text:p text:style-name="P50">nobots : dying bots do not trigger this entity.</text:p>
        </text:list-item>
        <text:list-item>
          <text:p text:style-name="P50">nohumans : the player's death does not trigger this entity.</text:p>
        </text:list-item>
        <text:list-item>
          <text:p text:style-name="P50">count : the number of deaths that must have occurred before the entity activates its targets</text:p>
        </text:list-item>
      </text:list>
      <text:p text:style-name="P10"/>
      <text:p text:style-name="P10"/>
      <text:p text:style-name="P10">Spawnflags:</text:p>
      <text:list xml:id="list34317831" text:continue-numbering="true" text:style-name="L15">
        <text:list-item>
          <text:p text:style-name="P50">TRIGGER_ONCE : The trigger will only fire once.</text:p>
        </text:list-item>
      </text:list>
      <text:p text:style-name="P10"/>
      <text:h text:style-name="P30" text:outline-level="2">2.22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oft-page-break/><text:span text:style-name="T4">cratering) and sees the player or bot whose frag resulted in the trigger being activated as the activating player.</text:span></text:p>
      <text:p text:style-name="P8"/>
      <text:p text:style-name="P10">Keys:</text:p>
      <text:list xml:id="list34300867" text:continue-numbering="true" text:style-name="L15">
        <text:list-item>
          <text:p text:style-name="P50">target : this points to the entity to activate.</text:p>
        </text:list-item>
        <text:list-item>
          <text:p text:style-name="P50">nobots : bots scoring a frag do not trigger this entity.</text:p>
        </text:list-item>
        <text:list-item>
          <text:p text:style-name="P50">nohumans : the player scoring a frag does not trigger this entity.</text:p>
        </text:list-item>
        <text:list-item>
          <text:p text:style-name="P50">count : the number of frags that must be scored before this entity is triggered</text:p>
        </text:list-item>
      </text:list>
      <text:p text:style-name="P10"/>
      <text:p text:style-name="P10">Spawnflags:</text:p>
      <text:list xml:id="list34303170" text:continue-numbering="true" text:style-name="L15">
        <text:list-item>
          <text:p text:style-name="P50">TRIGGER_ONCE : The trigger will only fire once.</text:p>
        </text:list-item>
        <text:list-item>
          <text:p text:style-name="P50">NO_SUICIDE : The trigger does not respond to the player or bots blowing themselves up.</text:p>
        </text:list-item>
      </text:list>
      <text:p text:style-name="P10"/>
      <text:h text:style-name="P29" text:outline-level="2">2.23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4299297" text:continue-numbering="true" text:style-name="L15">
        <text:list-item>
          <text:p text:style-name="P50">target : this points to the entity to activate.</text:p>
        </text:list-item>
        <text:list-item>
          <text:p text:style-name="P50">message : message displayed when user triggers lock without the required keys.</text:p>
        </text:list-item>
      </text:list>
      <text:p text:style-name="P10"/>
      <text:p text:style-name="P10">Spawnflags:</text:p>
      <text:list xml:id="list34320420" text:continue-numbering="true" text:style-name="L15">
        <text:list-item>
          <text:p text:style-name="P50">KEY_RED : only triggered when player has holdable_key_red item.</text:p>
        </text:list-item>
        <text:list-item>
          <text:p text:style-name="P50">KEY_GREEN : only triggered when player has holdable_key_green item.</text:p>
        </text:list-item>
        <text:list-item>
          <text:p text:style-name="P50">KEY_BLUE : only triggered when player has holdable_key_blue item.</text:p>
        </text:list-item>
        <text:list-item>
          <text:p text:style-name="P50">KEY_YELLOW : only triggered when player has holdable_key_yellow item.</text:p>
        </text:list-item>
        <text:list-item>
          <text:p text:style-name="P50">KEY_MASTER : only triggered when player has holdable_key_master item.</text:p>
        </text:list-item>
        <text:list-item>
          <text:p text:style-name="P50">KEY_GOLD : only triggered when player has holdable_key_gold item.</text:p>
        </text:list-item>
        <text:list-item>
          <text:p text:style-name="P50">KEY_SILVER : only triggered when player has holdable_key_silver item.</text:p>
        </text:list-item>
        <text:list-item>
          <text:p text:style-name="P50">KEY_IRON : only triggered when player has holdable_key_iron item.</text:p>
        </text:list-item>
      </text:list>
      <text:p text:style-name="P10"/>
      <text:h text:style-name="P2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text:soft-page-break/>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text:soft-page-break/>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31"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11T14:18:45.33</dc:date>
    <meta:editing-duration>PT15H20S</meta:editing-duration>
    <meta:editing-cycles>181</meta:editing-cycles>
    <meta:generator>LibreOffice/3.3$Win32 LibreOffice_project/330m19$Build-202</meta:generator>
    <meta:document-statistic meta:table-count="0" meta:image-count="12" meta:object-count="0" meta:page-count="23" meta:paragraph-count="430" meta:word-count="8742" meta:character-count="50310"/>
  </office:meta>
</office:document-meta>
</file>